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a40f" officeooo:paragraph-rsid="0018a40f"/>
    </style:style>
    <style:style style:name="P2" style:family="paragraph" style:parent-style-name="Standard">
      <style:text-properties officeooo:rsid="0018a40f" officeooo:paragraph-rsid="001ba662"/>
    </style:style>
    <style:style style:name="P3" style:family="paragraph" style:parent-style-name="Standard">
      <style:text-properties fo:font-variant="normal" fo:text-transform="none" fo:color="#333333" style:font-name="helvetica neue" fo:font-size="10.5pt" fo:letter-spacing="normal" fo:font-style="normal" fo:font-weight="bold" officeooo:rsid="0018a40f" officeooo:paragraph-rsid="0018a40f" fo:padding="0cm" fo:border="none"/>
    </style:style>
    <style:style style:name="P4" style:family="paragraph" style:parent-style-name="Standard">
      <style:text-properties fo:font-weight="normal" officeooo:paragraph-rsid="001a7306" style:font-weight-asian="normal" style:font-weight-complex="normal"/>
    </style:style>
    <style:style style:name="P5" style:family="paragraph" style:parent-style-name="Standard">
      <style:text-properties fo:font-weight="normal" officeooo:rsid="0018a40f" officeooo:paragraph-rsid="001a7306" style:font-weight-asian="normal" style:font-weight-complex="normal"/>
    </style:style>
    <style:style style:name="P6" style:family="paragraph" style:parent-style-name="Standard">
      <style:text-properties officeooo:rsid="001a7306" officeooo:paragraph-rsid="001a7306"/>
    </style:style>
    <style:style style:name="P7" style:family="paragraph" style:parent-style-name="Standard">
      <style:text-properties officeooo:rsid="001ba662" officeooo:paragraph-rsid="001ba662"/>
    </style:style>
    <style:style style:name="P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333333" style:font-name="helvetica neue" fo:font-size="10.5pt" fo:letter-spacing="normal" fo:font-style="normal" fo:font-weight="normal" fo:padding="0cm" fo:border="none"/>
    </style:style>
    <style:style style:name="P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333333" style:font-name="helvetica neue" fo:font-size="10.5pt" fo:letter-spacing="normal" fo:font-style="normal" fo:font-weight="normal" fo:background-color="#f9f9f9" fo:padding="0cm" fo:border="none"/>
    </style:style>
    <style:style style:name="P10" style:family="paragraph" style:parent-style-name="Standard">
      <style:paragraph-properties fo:margin-left="0cm" fo:margin-right="0cm" fo:margin-top="0.265cm" fo:margin-bottom="0.265cm" style:contextual-spacing="false" fo:orphans="2" fo:widows="2" fo:text-indent="0cm" style:auto-text-indent="false"/>
      <style:text-properties fo:font-variant="normal" fo:text-transform="none" fo:color="#555555" style:font-name="inherit" fo:font-size="8.25pt" fo:letter-spacing="normal" fo:font-style="normal" fo:font-weight="bold" fo:padding-left="0cm" fo:padding-right="0cm" fo:padding-top="0cm" fo:padding-bottom="0.185cm" fo:border-left="none" fo:border-right="none" fo:border-top="none" fo:border-bottom="0.06pt solid #e5e5e5"/>
    </style:style>
    <style:style style:name="P1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2"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3"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4"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7"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8"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19"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0"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1"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2"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3"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4"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background-color="#f9f9f9" fo:padding="0cm" fo:border="none"/>
    </style:style>
    <style:style style:name="P2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2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27"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2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29"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0"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1"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2"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3"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4"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5"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6"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style:font-name="helvetica neue" fo:font-size="10.5pt" fo:letter-spacing="normal" fo:font-style="normal" fo:font-weight="normal" fo:padding="0cm" fo:border="none"/>
    </style:style>
    <style:style style:name="P3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helvetica neue" fo:font-size="10.5pt" fo:letter-spacing="normal" fo:font-style="normal" fo:font-weight="normal" fo:padding="0cm" fo:border="none"/>
    </style:style>
    <style:style style:name="P3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333333" style:font-name="helvetica neue" fo:font-size="10.5pt" fo:letter-spacing="normal" fo:font-style="normal" fo:font-weight="normal" fo:background-color="#f9f9f9" fo:padding="0cm" fo:border="none"/>
    </style:style>
    <style:style style:name="P39" style:family="paragraph" style:parent-style-name="Text_20_body">
      <style:paragraph-properties fo:margin-left="0cm" fo:margin-right="0cm" fo:margin-top="0cm" fo:margin-bottom="0cm" style:contextual-spacing="false" fo:orphans="2" fo:widows="2" fo:text-indent="0cm" style:auto-text-indent="false"/>
    </style:style>
    <style:style style:name="P40"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555555" style:font-name="inherit" fo:font-size="8.25pt" fo:letter-spacing="normal" fo:font-style="normal" fo:font-weight="bold" fo:padding-left="0cm" fo:padding-right="0cm" fo:padding-top="0cm" fo:padding-bottom="0.185cm" fo:border-left="none" fo:border-right="none" fo:border-top="none" fo:border-bottom="0.06pt solid #e5e5e5"/>
    </style:style>
    <style:style style:name="P41" style:family="paragraph" style:parent-style-name="Heading_20_5">
      <style:text-properties fo:font-variant="normal" fo:text-transform="none" fo:color="#333333" style:font-name="Helvetica Neue" fo:font-size="10.5pt" fo:letter-spacing="normal" fo:font-style="normal" fo:font-weight="bold" fo:padding="0cm" fo:border="none"/>
    </style:style>
    <style:style style:name="P42" style:family="paragraph" style:parent-style-name="Heading_20_5">
      <style:text-properties fo:font-variant="normal" fo:text-transform="none" fo:color="#333333" style:font-name="Helvetica Neue" fo:font-size="10.5pt" fo:letter-spacing="normal" fo:font-style="normal" fo:font-weight="normal" officeooo:paragraph-rsid="001a7306" style:font-weight-asian="normal" style:font-weight-complex="normal" fo:padding="0cm" fo:border="none"/>
    </style:style>
    <style:style style:name="T1" style:family="text">
      <style:text-properties fo:font-weight="bold"/>
    </style:style>
    <style:style style:name="T2" style:family="text">
      <style:text-properties fo:font-variant="normal" fo:text-transform="none" fo:color="#333333" style:font-name="helvetica neue" fo:font-size="10.5pt" fo:letter-spacing="normal" fo:font-style="normal" fo:font-weight="bold" fo:padding="0cm" fo:border="none"/>
    </style:style>
    <style:style style:name="T3" style:family="text">
      <style:text-properties officeooo:rsid="001ba662"/>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
      <text:p text:style-name="P1">--- summary of criticism and positives ---</text:p>
      <text:p text:style-name="P2">The reviewers highlighted weaknesses in our study. First of all, they all pointed out that the validation of the method is not quantitative and not sufficiently convincing (e.g. trajectories don't match well with experimental data). Another <text:span text:style-name="T3">major </text:span>criticism is that some regions in the brain are not affected by measurable pathological processes, and thus the model <text:span text:style-name="T3">cannot estimate disease trajectories in such regions. </text:span></text:p>
      <text:p text:style-name="P2"><text:span text:style-name="T3"><text:s/></text:span></text:p>
      <text:p text:style-name="P1"/>
      <text:p text:style-name="P1">----- address the criticism ----</text:p>
      <text:p text:style-name="P7">We do not</text:p>
      <text:p text:style-name="P1"/>
      <text:p text:style-name="P1">---- <text:s/>----</text:p>
      <text:p text:style-name="P1"/>
      <text:p text:style-name="P6">MICCAI Rebuttal guidelines</text:p>
      <text:h text:style-name="P42" text:outline-level="5">Your rebuttal is addressed to the Area Chairs only. Reviewers will not see it and will not be able to change their reviews.<text:line-break/>The goal of the rebuttal is to inform the Area Chairs of major misunderstandings, in your opinion, in the reviewers’ assessment, or of incorrect statements in the reviews. An effective rebuttal focuses only on major critiques. It is not helpful to try to address every minor point in the reviews. By prioritizing and focusing on the major concerns, and by grouping multiple reviewer comments that generally pertain to the same issue into a few major categories, you are demonstrating to the Area Chair that you understand the high level messages that were provided in the reviews.<text:line-break/><text:line-break/>It is useful to summarize or rephrase the criticism before you address it, as long as it is clear what comment(s) you are responding to. While the room for rebuttal is limited, if properly utilized by condensing the response down to the essentials, this is an effective way to let the Area Chairs know that you understood the reviewer’s concerns and have valid answers to the questions raised in the reviews, or else to establish that certain reviewer comments were false or unsubstantiated.<text:line-break/><text:line-break/>An effective rebuttal addresses reviewers' criticisms by explaining where in the paper you had provided the requisite information, perhaps further clarifying it.<text:line-break/><text:line-break/>It is not helpful to promise to expand your paper to address all the questions raised by the reviewers. The process does not allow you to change an article substantially, and in all likelihood you don't have sufficient room to add to the paper. These promises are likely to not be taken seriously.<text:line-break/><text:line-break/>A good rebuttal is polite. Being confrontational does not bring any added value to the paper. You should point out however if you feel you have received a review which was not courteous or made false or unsubstantiated arguments that you can succinctly refute.</text:h>
      <text:p text:style-name="P4"/>
      <text:h text:style-name="P42" text:outline-level="5">[3000 char]</text:h>
      <text:p text:style-name="P5"/>
      <text:p text:style-name="P1"/>
      <text:p text:style-name="P1"/>
      <text:p text:style-name="P3">Paper Title</text:p>
      <text:p text:style-name="P8">Disease Knowledge Transfer for Alzheimer's Variants</text:p>
      <text:p text:style-name="P10">REVIEWER #1</text:p>
      <text:p text:style-name="P10">REVIEW QUESTIONS</text:p>
      <text:p text:style-name="P9"><text:soft-page-break/><text:span text:style-name="T1">1. Please provide a summary of the paper (few lines)</text:span></text:p>
      <text:list xml:id="list7158051658210989518" text:style-name="L1">
        <text:list-item>
          <text:p text:style-name="P11">Developing progression models for rare neurodegenerative disorders, e.g, posterior cortical atrophy (PCA), is challenging due to low sample size and missing biomarkers. Authors proposed a generative joint model for disease knowledge transfer. The authors assumed that each type of Alzheimer's disease (AD) affects specific regions in the brain (disease-specific) that can vary from one type of AD to another one; however, in the overlapping regions, the evolution of biomarkers are the same between different diseases (disease-agnostic). Based on this assumption, they considered a priori 3 regions and called each group of biomarkers associated with that region a 'functional unit'. They defined a latent random variable to denote the disease score for each subject in each functional unit, and then proposed the new model by marginalising over this latent random variable.</text:p>
        </text:list-item>
      </text:list>
      <text:p text:style-name="P37"><text:span text:style-name="T1">2. Please list the major strengths of the paper (bulleted list)</text:span></text:p>
      <text:list xml:id="list2399118959398942412" text:style-name="L2">
        <text:list-item>
          <text:p text:style-name="P25">- The idea for disease knowledge transfer is novel for modelling the disease progression modelling of the AD. <text:line-break/><text:line-break/>- The problem is well motivated and the paper is organised well.<text:line-break/><text:line-break/>- Validation experiment on 20 DTI scans of PCA patients is good, but no quantitative metric was used the evaluate the results and only visual assessment was carried out in the paper.</text:p>
        </text:list-item>
      </text:list>
      <text:p text:style-name="P38"><text:span text:style-name="T1">3. Please list any major weaknesses of the paper (bulleted list)</text:span></text:p>
      <text:list xml:id="list3480893396585538644" text:style-name="L3">
        <text:list-item>
          <text:p text:style-name="P12">- Albeit the idea looks interesting, but the validation results in Fig. 4 does not look promising. The predicted trajectories do not match well to the experimental data. This has been mentioned as a limitation of the method by authors in section 5, but this was the initial objective of this paper. What is the benefit of this method then?<text:line-break/><text:line-break/>- How do you decide the functional units a priori and why should one assume that different types of AD affect the biomarkers in the same way in those selected functional units?<text:line-break/><text:line-break/>- The paper is not self-contained and one should see the referenced papers to fully understand the method.</text:p>
        </text:list-item>
      </text:list>
      <text:p text:style-name="P39"><text:span text:style-name="T2">4. Please provide detailed and constructive comments for the authors. Please also refer to our Reviewer's guide on what makes a good review: </text:span><text:a xlink:type="simple" xlink:href="http://www.miccai2018.org/files/downloads/MICCAI2018-Reviewers.pdf">http://www.miccai2018.org/files/downloads/MICCAI2018-Reviewers.pdf</text:a></text:p>
      <text:list xml:id="list6979640499818592126" text:style-name="L4">
        <text:list-item>
          <text:p text:style-name="P26">Given your probabilistic formulation, is it possible to model the correlation between biomarkers in the model using a categorical distribution rather assigning them a priori?</text:p>
        </text:list-item>
      </text:list>
      <text:p text:style-name="P38"><text:span text:style-name="T1">5. Please rate the clarity and organisation of this paper</text:span></text:p>
      <text:list xml:id="list3083659618688227596" text:style-name="L5">
        <text:list-item>
          <text:p text:style-name="P13">Good</text:p>
        </text:list-item>
      </text:list>
      <text:p text:style-name="P37"><text:span text:style-name="T1">6. Please rate whether the paper introduces significant scientific innovation or can be expected to make significant scientific impact.</text:span></text:p>
      <text:list xml:id="list3478216857393370166" text:style-name="L6">
        <text:list-item>
          <text:p text:style-name="P27">Good</text:p>
        </text:list-item>
      </text:list>
      <text:p text:style-name="P38"><text:span text:style-name="T1">7. Please rate whether this work is likely to make significant clinical, or more broadly, biomedical impact.</text:span></text:p>
      <text:list xml:id="list8520783052078485506" text:style-name="L7">
        <text:list-item>
          <text:p text:style-name="P14">Good</text:p>
        </text:list-item>
      </text:list>
      <text:p text:style-name="P37"><text:span text:style-name="T1">8. Please state your overall opinion of the paper.</text:span></text:p>
      <text:list xml:id="list6489537721227166546" text:style-name="L8">
        <text:list-item>
          <text:p text:style-name="P28">Weak Accept</text:p>
        </text:list-item>
      </text:list>
      <text:p text:style-name="P38"><text:span text:style-name="T1">9. If you recommend acceptance, why should the MICCAI community hear about this paper?</text:span></text:p>
      <text:list xml:id="list6232300395387001995" text:style-name="L9">
        <text:list-item>
          <text:p text:style-name="P15">Knowlege transfer from typical neurodegenerative disorders to rare diseases with low sample size is an interesting problem.</text:p>
        </text:list-item>
      </text:list>
      <text:p text:style-name="P40"><text:soft-page-break/>REVIEWER #2</text:p>
      <text:p text:style-name="P40">REVIEW QUESTIONS</text:p>
      <text:p text:style-name="P38"><text:span text:style-name="T1">1. Please provide a summary of the paper (few lines)</text:span></text:p>
      <text:list xml:id="list4682929101060526818" text:style-name="L10">
        <text:list-item>
          <text:p text:style-name="P16">Assuming that different dementia affect common brain regions and share brain biomarker characteristics, this paper presents a new disease knowledge transfer learning model which takes advantage of the complete data from Alzheimer's disease to estimate the trajectory of related rare dementia, such as PCA.</text:p>
        </text:list-item>
      </text:list>
      <text:p text:style-name="P37"><text:span text:style-name="T1">2. Please list the major strengths of the paper (bulleted list)</text:span></text:p>
      <text:list xml:id="list5063834726543525693" text:style-name="L11">
        <text:list-item>
          <text:p text:style-name="P29">1. Very innovative method, which could empower the incomplete datasets of rare diseases by taking advantage of their connections with those well-studied diseases which have more complete data. <text:line-break/>2. Considering the space limitation, the results are very well presented with proper discussions.</text:p>
        </text:list-item>
      </text:list>
      <text:p text:style-name="P38"><text:span text:style-name="T1">3. Please list any major weaknesses of the paper (bulleted list)</text:span></text:p>
      <text:list xml:id="list6328244272182876626" text:style-name="L12">
        <text:list-item>
          <text:p text:style-name="P17">1. The methodology part is hard to follow. </text:p>
        </text:list-item>
      </text:list>
      <text:p text:style-name="P39"><text:span text:style-name="T2">4. Please provide detailed and constructive comments for the authors. Please also refer to our Reviewer's guide on what makes a good review: </text:span><text:a xlink:type="simple" xlink:href="http://www.miccai2018.org/files/downloads/MICCAI2018-Reviewers.pdf">http://www.miccai2018.org/files/downloads/MICCAI2018-Reviewers.pdf</text:a></text:p>
      <text:list xml:id="list8238395228298618474" text:style-name="L13">
        <text:list-item>
          <text:p text:style-name="P30">1. One concern regarding the results is that SUVR is a normalized ratio and using TIV as covariate may not be appropriate. This could also affect the final estimated trajectory. <text:line-break/>2. For trajectory estimation, it is better to quantify the fit rather than evaluating it based on visualization.</text:p>
        </text:list-item>
      </text:list>
      <text:p text:style-name="P38"><text:span text:style-name="T1">5. Please rate the clarity and organisation of this paper</text:span></text:p>
      <text:list xml:id="list9054311527149097604" text:style-name="L14">
        <text:list-item>
          <text:p text:style-name="P18">Good</text:p>
        </text:list-item>
      </text:list>
      <text:p text:style-name="P37"><text:span text:style-name="T1">6. Please rate whether the paper introduces significant scientific innovation or can be expected to make significant scientific impact.</text:span></text:p>
      <text:list xml:id="list166460491894049679" text:style-name="L15">
        <text:list-item>
          <text:p text:style-name="P31">Excellent</text:p>
        </text:list-item>
      </text:list>
      <text:p text:style-name="P38"><text:span text:style-name="T1">7. Please rate whether this work is likely to make significant clinical, or more broadly, biomedical impact.</text:span></text:p>
      <text:list xml:id="list6369766494166323053" text:style-name="L16">
        <text:list-item>
          <text:p text:style-name="P19">Very Good</text:p>
        </text:list-item>
      </text:list>
      <text:p text:style-name="P37"><text:span text:style-name="T1">8. Please state your overall opinion of the paper.</text:span></text:p>
      <text:list xml:id="list9026297360784732512" text:style-name="L17">
        <text:list-item>
          <text:p text:style-name="P32">Strong Accept</text:p>
        </text:list-item>
      </text:list>
      <text:p text:style-name="P38"><text:span text:style-name="T1">9. If you recommend acceptance, why should the MICCAI community hear about this paper?</text:span></text:p>
      <text:list xml:id="list5915450530284677090" text:style-name="L18">
        <text:list-item>
          <text:p text:style-name="P20">Since most studies collect only a few imaging modalities, this disease knowledge transfer learning is very encouraging in empowering the incomplete datasets from disease cohorts sharing certain characteristics.</text:p>
        </text:list-item>
      </text:list>
      <text:p text:style-name="P40">REVIEWER #3</text:p>
      <text:p text:style-name="P40">REVIEW QUESTIONS</text:p>
      <text:p text:style-name="P38"><text:span text:style-name="T1">1. Please provide a summary of the paper (few lines)</text:span></text:p>
      <text:list xml:id="list4530688199957279152" text:style-name="L19">
        <text:list-item>
          <text:p text:style-name="P21">The paper proposed a disease knowledge transfer framework to transferring disease-specific features to disease-agnostic, then infer disease-specific biomarker progression. It is an very interesting to track brain region dysfunction from different diseases, and then predict the disease progression based on the extracted information.</text:p>
        </text:list-item>
      </text:list>
      <text:p text:style-name="P37"><text:soft-page-break/><text:span text:style-name="T1">2. Please list the major strengths of the paper (bulleted list)</text:span></text:p>
      <text:list xml:id="list8568280454016974825" text:style-name="L20">
        <text:list-item>
          <text:p text:style-name="P33">1. This work constructed brain region-specific biomarker progression, by integrating multimodal imaging from different diseases. </text:p>
        </text:list-item>
      </text:list>
      <text:p text:style-name="P38"><text:span text:style-name="T1">3. Please list any major weaknesses of the paper (bulleted list)</text:span></text:p>
      <text:list xml:id="list2639923886040907692" text:style-name="L21">
        <text:list-item>
          <text:p text:style-name="P22">1. Although the region dysfunction can be evaluated from measurements of this region, like atrophy from MRI, amyloid deposit from AV45, not all imaging modalities have changes or have differences between patients and controls. I am afraid using information from the combination of different disease to infer disease-specific progression need more disease specific knowledge.</text:p>
        </text:list-item>
      </text:list>
      <text:p text:style-name="P39"><text:span text:style-name="T2">4. Please provide detailed and constructive comments for the authors. Please also refer to our Reviewer's guide on what makes a good review: </text:span><text:a xlink:type="simple" xlink:href="http://www.miccai2018.org/files/downloads/MICCAI2018-Reviewers.pdf">http://www.miccai2018.org/files/downloads/MICCAI2018-Reviewers.pdf</text:a></text:p>
      <text:list xml:id="list7772312452729967195" text:style-name="L22">
        <text:list-item>
          <text:p text:style-name="P34">This paper explored an interesting problem. However, the validation results cannot confirm me the performance for predicting progression of biomarker from other biomarkers.</text:p>
        </text:list-item>
      </text:list>
      <text:p text:style-name="P38"><text:span text:style-name="T1">5. Please rate the clarity and organisation of this paper</text:span></text:p>
      <text:list xml:id="list5261749917152992499" text:style-name="L23">
        <text:list-item>
          <text:p text:style-name="P23">Good</text:p>
        </text:list-item>
      </text:list>
      <text:p text:style-name="P37"><text:span text:style-name="T1">6. Please rate whether the paper introduces significant scientific innovation or can be expected to make significant scientific impact.</text:span></text:p>
      <text:list xml:id="list1839996026282650233" text:style-name="L24">
        <text:list-item>
          <text:p text:style-name="P35">Satisfactory</text:p>
        </text:list-item>
      </text:list>
      <text:p text:style-name="P38"><text:span text:style-name="T1">7. Please rate whether this work is likely to make significant clinical, or more broadly, biomedical impact.</text:span></text:p>
      <text:list xml:id="list2142732573295397207" text:style-name="L25">
        <text:list-item>
          <text:p text:style-name="P24">Satisfactory</text:p>
        </text:list-item>
      </text:list>
      <text:p text:style-name="P37"><text:span text:style-name="T1">8. Please state your overall opinion of the paper.</text:span></text:p>
      <text:list xml:id="list6422386473898351482" text:style-name="L26">
        <text:list-item>
          <text:p text:style-name="P36">Weak Rejec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Valentin Marinescu</meta:initial-creator>
    <meta:creation-date>2018-05-01T20:30:58.069058715</meta:creation-date>
    <dc:date>2018-05-01T21:25:59.574539383</dc:date>
    <dc:creator>Razvan Valentin Marinescu</dc:creator>
    <meta:editing-duration>PT24M20S</meta:editing-duration>
    <meta:editing-cycles>2</meta:editing-cycles>
    <meta:generator>LibreOffice/4.2.8.2$Linux_X86_64 LibreOffice_project/420m0$Build-2</meta:generator>
    <meta:document-statistic meta:table-count="0" meta:image-count="0" meta:object-count="0" meta:page-count="4" meta:paragraph-count="69" meta:word-count="1478" meta:character-count="9421" meta:non-whitespace-character-count="8021"/>
  </office:meta>
</office:document-meta>
</file>